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bc4" officeooo:paragraph-rsid="00076bc4"/>
    </style:style>
    <style:style style:name="P2" style:family="paragraph" style:parent-style-name="Standard">
      <style:text-properties officeooo:rsid="00095d82" officeooo:paragraph-rsid="00095d82"/>
    </style:style>
    <style:style style:name="P3" style:family="paragraph" style:parent-style-name="Standard">
      <style:text-properties fo:font-style="italic" officeooo:rsid="00095d82" officeooo:paragraph-rsid="00095d82" style:font-style-asian="italic" style:font-style-complex="italic"/>
    </style:style>
    <style:style style:name="P4" style:family="paragraph" style:parent-style-name="Standard">
      <style:text-properties fo:font-style="italic" officeooo:rsid="00095d82" officeooo:paragraph-rsid="000bba2f" style:font-style-asian="italic" style:font-style-complex="italic"/>
    </style:style>
    <style:style style:name="P5" style:family="paragraph" style:parent-style-name="Standard">
      <style:text-properties fo:font-style="italic" fo:font-weight="normal" officeooo:rsid="000de25e" officeooo:paragraph-rsid="000de25e" style:font-style-asian="italic" style:font-weight-asian="normal" style:font-style-complex="italic" style:font-weight-complex="normal"/>
    </style:style>
    <style:style style:name="P6" style:family="paragraph" style:parent-style-name="Standard">
      <style:text-properties fo:font-style="italic" fo:font-weight="normal" officeooo:rsid="001c1ef1" officeooo:paragraph-rsid="001c1ef1" style:font-style-asian="italic" style:font-weight-asian="normal" style:font-style-complex="italic" style:font-weight-complex="normal"/>
    </style:style>
    <style:style style:name="P7" style:family="paragraph" style:parent-style-name="Standard">
      <style:text-properties fo:font-style="italic" fo:font-weight="normal" officeooo:rsid="001c3f73" officeooo:paragraph-rsid="001c3f73" style:font-style-asian="italic" style:font-weight-asian="normal" style:font-style-complex="italic" style:font-weight-complex="normal"/>
    </style:style>
    <style:style style:name="P8" style:family="paragraph" style:parent-style-name="Standard">
      <style:text-properties fo:font-weight="bold" officeooo:rsid="00095d82" officeooo:paragraph-rsid="00095d82" style:font-weight-asian="bold" style:font-weight-complex="bold"/>
    </style:style>
    <style:style style:name="P9" style:family="paragraph" style:parent-style-name="Standard">
      <style:text-properties fo:font-weight="bold" officeooo:rsid="00095d82" officeooo:paragraph-rsid="000b16a1" style:font-weight-asian="bold" style:font-weight-complex="bold"/>
    </style:style>
    <style:style style:name="P10" style:family="paragraph" style:parent-style-name="Standard">
      <style:text-properties fo:font-weight="bold" officeooo:rsid="000de25e" officeooo:paragraph-rsid="000de25e" style:font-weight-asian="bold" style:font-weight-complex="bold"/>
    </style:style>
    <style:style style:name="P11" style:family="paragraph" style:parent-style-name="Standard">
      <style:text-properties fo:font-weight="bold" officeooo:rsid="000de25e" officeooo:paragraph-rsid="000f0fe4" style:font-weight-asian="bold" style:font-weight-complex="bold"/>
    </style:style>
    <style:style style:name="P12" style:family="paragraph" style:parent-style-name="Standard">
      <style:text-properties fo:font-weight="bold" officeooo:rsid="0018d9ab" officeooo:paragraph-rsid="0018d9ab" style:font-weight-asian="bold" style:font-weight-complex="bold"/>
    </style:style>
    <style:style style:name="P13" style:family="paragraph" style:parent-style-name="Standard">
      <style:text-properties fo:font-weight="normal" officeooo:rsid="00095d82" officeooo:paragraph-rsid="00095d82" style:font-weight-asian="normal" style:font-weight-complex="normal"/>
    </style:style>
    <style:style style:name="P14" style:family="paragraph" style:parent-style-name="Standard">
      <style:text-properties fo:font-weight="normal" officeooo:rsid="000bba2f" officeooo:paragraph-rsid="000b16a1" style:font-weight-asian="normal" style:font-weight-complex="normal"/>
    </style:style>
    <style:style style:name="P15" style:family="paragraph" style:parent-style-name="Standard">
      <style:text-properties fo:font-weight="normal" officeooo:rsid="000bba2f" officeooo:paragraph-rsid="000bba2f" style:font-weight-asian="normal" style:font-weight-complex="normal"/>
    </style:style>
    <style:style style:name="P16" style:family="paragraph" style:parent-style-name="Standard">
      <style:text-properties fo:font-weight="normal" officeooo:rsid="000bba2f" officeooo:paragraph-rsid="00177421" style:font-weight-asian="normal" style:font-weight-complex="normal"/>
    </style:style>
    <style:style style:name="P17" style:family="paragraph" style:parent-style-name="Standard">
      <style:text-properties fo:font-weight="normal" officeooo:rsid="000bba2f" officeooo:paragraph-rsid="0018d9ab" style:font-weight-asian="normal" style:font-weight-complex="normal"/>
    </style:style>
    <style:style style:name="P18" style:family="paragraph" style:parent-style-name="Standard">
      <style:text-properties fo:font-weight="normal" officeooo:rsid="000bba2f" officeooo:paragraph-rsid="001c1ef1" style:font-weight-asian="normal" style:font-weight-complex="normal"/>
    </style:style>
    <style:style style:name="P19" style:family="paragraph" style:parent-style-name="Standard">
      <style:text-properties fo:font-weight="normal" officeooo:rsid="000de25e" officeooo:paragraph-rsid="000de25e" style:font-weight-asian="normal" style:font-weight-complex="normal"/>
    </style:style>
    <style:style style:name="P20" style:family="paragraph" style:parent-style-name="Standard">
      <style:text-properties fo:font-weight="normal" officeooo:rsid="000de25e" officeooo:paragraph-rsid="000f0fe4" style:font-weight-asian="normal" style:font-weight-complex="normal"/>
    </style:style>
    <style:style style:name="P21" style:family="paragraph" style:parent-style-name="Standard">
      <style:text-properties fo:font-weight="normal" officeooo:rsid="000f0fe4" officeooo:paragraph-rsid="000f0fe4" style:font-weight-asian="normal" style:font-weight-complex="normal"/>
    </style:style>
    <style:style style:name="P22" style:family="paragraph" style:parent-style-name="Standard">
      <style:text-properties fo:font-weight="normal" officeooo:rsid="00106873" officeooo:paragraph-rsid="00106873" style:font-weight-asian="normal" style:font-weight-complex="normal"/>
    </style:style>
    <style:style style:name="P23" style:family="paragraph" style:parent-style-name="Standard">
      <style:text-properties fo:font-weight="normal" officeooo:rsid="0010a6d3" officeooo:paragraph-rsid="0010a6d3" style:font-weight-asian="normal" style:font-weight-complex="normal"/>
    </style:style>
    <style:style style:name="P24" style:family="paragraph" style:parent-style-name="Standard">
      <style:text-properties fo:font-weight="normal" officeooo:rsid="001230fa" officeooo:paragraph-rsid="001230fa" style:font-weight-asian="normal" style:font-weight-complex="normal"/>
    </style:style>
    <style:style style:name="P25" style:family="paragraph" style:parent-style-name="Standard">
      <style:text-properties fo:font-weight="normal" officeooo:rsid="0012d9f2" officeooo:paragraph-rsid="0012d9f2" style:font-weight-asian="normal" style:font-weight-complex="normal"/>
    </style:style>
    <style:style style:name="P26" style:family="paragraph" style:parent-style-name="Standard">
      <style:text-properties fo:font-weight="normal" officeooo:rsid="00164768" officeooo:paragraph-rsid="00164768" style:font-weight-asian="normal" style:font-weight-complex="normal"/>
    </style:style>
    <style:style style:name="P27" style:family="paragraph" style:parent-style-name="Standard">
      <style:text-properties fo:font-weight="normal" officeooo:rsid="00177421" officeooo:paragraph-rsid="00177421" style:font-weight-asian="normal" style:font-weight-complex="normal"/>
    </style:style>
    <style:style style:name="P28" style:family="paragraph" style:parent-style-name="Standard">
      <style:text-properties fo:font-weight="normal" officeooo:rsid="0018d9ab" officeooo:paragraph-rsid="0018d9ab" style:font-weight-asian="normal" style:font-weight-complex="normal"/>
    </style:style>
    <style:style style:name="P29" style:family="paragraph" style:parent-style-name="Standard">
      <style:text-properties fo:font-weight="normal" officeooo:rsid="001a2c26" officeooo:paragraph-rsid="001a2c26" style:font-weight-asian="normal" style:font-weight-complex="normal"/>
    </style:style>
    <style:style style:name="P30" style:family="paragraph" style:parent-style-name="Standard">
      <style:text-properties fo:font-weight="normal" officeooo:rsid="001aea66" officeooo:paragraph-rsid="001aea66" style:font-weight-asian="normal" style:font-weight-complex="normal"/>
    </style:style>
    <style:style style:name="P31" style:family="paragraph" style:parent-style-name="Standard">
      <style:text-properties fo:font-weight="normal" officeooo:rsid="001c1ef1" officeooo:paragraph-rsid="001c1ef1" style:font-weight-asian="normal" style:font-weight-complex="normal"/>
    </style:style>
    <style:style style:name="P32" style:family="paragraph" style:parent-style-name="Standard">
      <style:text-properties fo:font-weight="normal" officeooo:rsid="001c3f73" officeooo:paragraph-rsid="001c3f73" style:font-weight-asian="normal" style:font-weight-complex="normal"/>
    </style:style>
    <style:style style:name="P33" style:family="paragraph" style:parent-style-name="Standard">
      <style:text-properties officeooo:paragraph-rsid="000de25e"/>
    </style:style>
    <style:style style:name="P34" style:family="paragraph" style:parent-style-name="Standard">
      <style:text-properties fo:font-style="normal" fo:font-weight="bold" officeooo:rsid="000de25e" officeooo:paragraph-rsid="000de25e" style:font-style-asian="normal" style:font-weight-asian="bold" style:font-style-complex="normal" style:font-weight-complex="bold"/>
    </style:style>
    <style:style style:name="P35" style:family="paragraph" style:parent-style-name="Standard">
      <style:text-properties officeooo:rsid="0014b9c0" officeooo:paragraph-rsid="0014b9c0"/>
    </style:style>
    <style:style style:name="P36" style:family="paragraph" style:parent-style-name="Standard">
      <style:text-properties fo:font-size="14pt" style:text-underline-style="solid" style:text-underline-width="auto" style:text-underline-color="font-color" fo:font-weight="normal" officeooo:rsid="000bba2f" officeooo:paragraph-rsid="001c1ef1" style:font-size-asian="14pt" style:font-weight-asian="normal" style:font-size-complex="14pt" style:font-weight-complex="normal"/>
    </style:style>
    <style:style style:name="P37" style:family="paragraph" style:parent-style-name="Standard">
      <style:text-properties fo:font-size="14pt" style:text-underline-style="solid" style:text-underline-width="auto" style:text-underline-color="font-color" fo:font-weight="normal" officeooo:rsid="000bba2f" officeooo:paragraph-rsid="0018d9ab" style:font-size-asian="14pt" style:font-weight-asian="normal" style:font-size-complex="14pt" style:font-weight-complex="normal"/>
    </style:style>
    <style:style style:name="P38" style:family="paragraph" style:parent-style-name="Standard">
      <style:text-properties fo:font-size="14pt" style:text-underline-style="solid" style:text-underline-width="auto" style:text-underline-color="font-color" fo:font-weight="normal" officeooo:rsid="000bba2f" officeooo:paragraph-rsid="00177421" style:font-size-asian="14pt" style:font-weight-asian="normal" style:font-size-complex="14pt" style:font-weight-complex="normal"/>
    </style:style>
    <style:style style:name="P39" style:family="paragraph" style:parent-style-name="Standard">
      <style:text-properties fo:font-size="14pt" style:text-underline-style="solid" style:text-underline-width="auto" style:text-underline-color="font-color" officeooo:rsid="00095d82" officeooo:paragraph-rsid="00095d82" style:font-size-asian="14pt" style:font-size-complex="14pt"/>
    </style:style>
    <style:style style:name="P40" style:family="paragraph" style:parent-style-name="Standard">
      <style:text-properties fo:font-size="15pt" style:text-underline-style="solid" style:text-underline-width="auto" style:text-underline-color="font-color" officeooo:rsid="00076bc4" officeooo:paragraph-rsid="00076bc4" style:font-size-asian="15pt" style:font-size-complex="15pt"/>
    </style:style>
    <style:style style:name="P41" style:family="paragraph" style:parent-style-name="Standard">
      <style:text-properties fo:font-weight="normal" officeooo:rsid="0018d9ab" officeooo:paragraph-rsid="0018d9ab" style:font-weight-asian="normal" style:font-weight-complex="normal"/>
    </style:style>
    <style:style style:name="P42" style:family="paragraph" style:parent-style-name="Standard">
      <style:text-properties fo:font-style="italic" fo:font-weight="normal" officeooo:rsid="000de25e" officeooo:paragraph-rsid="001dd5d0" style:font-style-asian="italic" style:font-weight-asian="normal" style:font-style-complex="italic" style:font-weight-complex="normal"/>
    </style:style>
    <style:style style:name="T1" style:family="text">
      <style:text-properties officeooo:rsid="00095d82"/>
    </style:style>
    <style:style style:name="T2" style:family="text">
      <style:text-properties officeooo:rsid="000b16a1"/>
    </style:style>
    <style:style style:name="T3" style:family="text">
      <style:text-properties fo:font-weight="bold" style:font-weight-asian="bold" style:font-weight-complex="bold"/>
    </style:style>
    <style:style style:name="T4" style:family="text">
      <style:text-properties officeooo:rsid="000bba2f"/>
    </style:style>
    <style:style style:name="T5" style:family="text">
      <style:text-properties fo:font-style="italic" style:font-style-asian="italic" style:font-style-complex="italic"/>
    </style:style>
    <style:style style:name="T6" style:family="text">
      <style:text-properties fo:font-style="italic" officeooo:rsid="000de25e" style:font-style-asian="italic" style:font-style-complex="italic"/>
    </style:style>
    <style:style style:name="T7" style:family="text">
      <style:text-properties fo:font-style="italic" fo:font-weight="normal" officeooo:rsid="000de25e" style:font-style-asian="italic" style:font-weight-asian="normal" style:font-style-complex="italic" style:font-weight-complex="normal"/>
    </style:style>
    <style:style style:name="T8" style:family="text">
      <style:text-properties officeooo:rsid="000d48cd"/>
    </style:style>
    <style:style style:name="T9" style:family="text">
      <style:text-properties officeooo:rsid="000de25e"/>
    </style:style>
    <style:style style:name="T10" style:family="text">
      <style:text-properties fo:font-weight="normal" officeooo:rsid="000de25e" style:font-weight-asian="normal" style:font-weight-complex="normal"/>
    </style:style>
    <style:style style:name="T11" style:family="text">
      <style:text-properties fo:font-style="normal" officeooo:rsid="000de25e" style:font-style-asian="normal" style:font-style-complex="normal"/>
    </style:style>
    <style:style style:name="T12" style:family="text">
      <style:text-properties officeooo:rsid="000f0fe4"/>
    </style:style>
    <style:style style:name="T13" style:family="text">
      <style:text-properties officeooo:rsid="0010a6d3"/>
    </style:style>
    <style:style style:name="T14" style:family="text">
      <style:text-properties officeooo:rsid="001230fa"/>
    </style:style>
    <style:style style:name="T15" style:family="text">
      <style:text-properties officeooo:rsid="0012d9f2"/>
    </style:style>
    <style:style style:name="T16" style:family="text">
      <style:text-properties officeooo:rsid="0014b9c0"/>
    </style:style>
    <style:style style:name="T17" style:family="text">
      <style:text-properties officeooo:rsid="00177421"/>
    </style:style>
    <style:style style:name="T18" style:family="text">
      <style:text-properties officeooo:rsid="0018d9ab"/>
    </style:style>
    <style:style style:name="T19" style:family="text">
      <style:text-properties officeooo:rsid="00197111"/>
    </style:style>
    <style:style style:name="T20" style:family="text">
      <style:text-properties officeooo:rsid="001c1ef1"/>
    </style:style>
    <style:style style:name="T21" style:family="text">
      <style:text-properties officeooo:rsid="001c3f73"/>
    </style:style>
    <style:style style:name="T22" style:family="text">
      <style:text-properties officeooo:rsid="001c6c5f"/>
    </style:style>
    <style:style style:name="T23" style:family="text">
      <style:text-properties officeooo:rsid="001ca2da"/>
    </style:style>
    <style:style style:name="T24" style:family="text">
      <style:text-properties officeooo:rsid="001dd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sing yaml <text:span text:style-name="T17">F</text:span>iles with roslaunch for <text:span text:style-name="T17">N</text:span>ode <text:span text:style-name="T17">C</text:span>onfiguration</text:p>
      <text:p text:style-name="P1"/>
      <text:p text:style-name="P1">Description: This tutorial introduces the concept of using the ROS Parameter Server to set up multiple instances of nodes <text:span text:style-name="T1">to allow for easy scaling. This covers practical use of rosparam for node configuration. For a more in depth explanation of the ROS Parameter Server and rosparam, see:</text:span></text:p>
      <text:p text:style-name="P1"/>
      <text:p text:style-name="P2">http://wiki.ros.org/Parameter%20Server</text:p>
      <text:p text:style-name="P2">http://wiki.ros.org/rosparam</text:p>
      <text:p text:style-name="P2"/>
      <text:p text:style-name="P35">For the purposes of this tutorial, <text:span text:style-name="T5">italicized</text:span> lines are commands to be entered in a terminal window. <text:span text:style-name="T3">Bold</text:span> lines are inspections of code provided in the associated repository.</text:p>
      <text:p text:style-name="P2"/>
      <text:p text:style-name="P39">1. Get the <text:span text:style-name="T17">T</text:span>utorial <text:span text:style-name="T17">S</text:span>et</text:p>
      <text:p text:style-name="P2"/>
      <text:p text:style-name="P2">This tutorial assumes that the reader has cloned the '<text:span text:style-name="T23">ros</text:span>_tutorials' repository into their '<text:span text:style-name="T8">~</text:span>/catkin_ws/src' folder.</text:p>
      <text:p text:style-name="P2"/>
      <text:p text:style-name="P39">2. The <text:span text:style-name="T17">P</text:span>arameter <text:span text:style-name="T17">F</text:span>ile</text:p>
      <text:p text:style-name="P2"/>
      <text:p text:style-name="P2">The convention being used by the author has configuration files separated in the package directory into a folder named 'config' to organize the structure. Lets look at the contents of the directory.</text:p>
      <text:p text:style-name="P2"/>
      <text:p text:style-name="P3"><text:span text:style-name="T4">ls</text:span> ~/catkin_ws/src/<text:span text:style-name="T24">ros</text:span>_tutorials/config_tutorial/config/</text:p>
      <text:p text:style-name="P2"/>
      <text:p text:style-name="P2">You should see the 'example_config.yaml' file is the only file in the directory. Let's go ahead and open it.</text:p>
      <text:p text:style-name="P2"/>
      <text:p text:style-name="P4">nano ~/catkin_ws/src/<text:span text:style-name="T24">ros</text:span>_tutorials/config_tutorial/config/example_config.yaml</text:p>
      <text:p text:style-name="P2"/>
      <text:p text:style-name="P2">The following should code should open in your terminal window:</text:p>
      <text:p text:style-name="P2"/>
      <text:p text:style-name="P8">first_node: </text:p>
      <text:p text:style-name="P8"><text:s text:c="2"/>data_1: "This is first_node data_1" </text:p>
      <text:p text:style-name="P8"><text:s text:c="2"/>data_2: "This is first_node data_2" </text:p>
      <text:p text:style-name="P8">second_node: </text:p>
      <text:p text:style-name="P8"><text:s text:c="2"/>data_1: "This is second_node data_1" </text:p>
      <text:p text:style-name="P8"><text:s text:c="2"/>data_2: "This is second_node data_2"</text:p>
      <text:p text:style-name="P13"/>
      <text:p text:style-name="P13">Parameters are saved as dictionaries in the Parameter Server. This means that each part is separated with key/value pairs. <text:span text:style-name="T2">For example, if we only look at the section under 'first_node', data_1 would correspond to a key for looking up the string “This is first_node data_1”. This file is currently set up as a dictionary tree. The headings (first_node, second_node) are themselves keys to access the lower dictionaries. We could equally write this file using a different scheme for organization as follows:</text:span></text:p>
      <text:p text:style-name="P13"/>
      <text:p text:style-name="P9">/first_node/data_1: "This is first_node data_1" </text:p>
      <text:p text:style-name="P9">/first_node/data_2: "This is first_node data_2" </text:p>
      <text:p text:style-name="P9">/second_node/data_1: "This is second_node data_1" </text:p>
      <text:p text:style-name="P9">/second_node/data_2: "This is second_node data_2"</text:p>
      <text:p text:style-name="P14"><text:soft-page-break/></text:p>
      <text:p text:style-name="P15">The choice of keys is important for easy generation of the nodes. The final keys in the series should be identical between different sets. This allows the nodes to automatically pull the values that they need after being initialized. It is possible to store a variety of data types in the value. For a full list of types see the 'Parameter Types' section from the 'Parameter Server' wiki link.</text:p>
      <text:p text:style-name="P15"/>
      <text:p text:style-name="P38">3. <text:span text:style-name="T17">Node Definition</text:span></text:p>
      <text:p text:style-name="P16"/>
      <text:p text:style-name="P16">Let's go ahead and define the node we are going to be calling when we run our launch file.</text:p>
      <text:p text:style-name="P15"/>
      <text:p text:style-name="P5">nano ~/catkin_ws/src/<text:span text:style-name="T24">ros</text:span>_tutorials/config_tutorial/scripts/example_node.py</text:p>
      <text:p text:style-name="P15"/>
      <text:p text:style-name="P19">I'll now go through this file and explain each part so you can follow along with what every line is doing.</text:p>
      <text:p text:style-name="P15"/>
      <text:p text:style-name="P19">This tells ROS that this is to be run as a Python file. This needs to be included at the beginning of all of your python scripts for ROS to know how to execute it.</text:p>
      <text:p text:style-name="P19"/>
      <text:p text:style-name="P34">#!/usr/bin/env python</text:p>
      <text:p text:style-name="P19"/>
      <text:p text:style-name="P19">This brings in the Python client for ROS. It gives you the API that you need for performing a lot of the necessary functions in creating a ROS node.</text:p>
      <text:p text:style-name="P19"/>
      <text:p text:style-name="P34">import rospy</text:p>
      <text:p text:style-name="P19"/>
      <text:p text:style-name="P33"><text:span text:style-name="T10">This gives us access to the message type we are going to be using for communicating with other ROS nodes. Messages are a method of passing data back and forth. The String type is a simple container for passing text. Many other message types are directly available, and custom message types can also be used. (As an example for getting another message type, try: </text:span><text:span text:style-name="T7">from </text:span><text:span text:style-name="T5">geometry_msgs </text:span><text:span text:style-name="T6">import </text:span><text:span text:style-name="T5">Twist </text:span><text:span text:style-name="T11">)</text:span></text:p>
      <text:p text:style-name="P19"/>
      <text:p text:style-name="P34">from std_msgs.msg import String</text:p>
      <text:p text:style-name="P19"/>
      <text:p text:style-name="P19">Next we have a function definition. This is used to process our data. <text:span text:style-name="T12">It is performing a simple concatenation on the two strings 'data_a' and 'data_b' while inserting new lines before each string. A useful function call would be performing more complex processing than this, but it serves as a basic illustration of passing and return function data. The returned 'processed_data' is the final string to be passed in our message.</text:span></text:p>
      <text:p text:style-name="P19"/>
      <text:p text:style-name="P34">def process_data(data_a, data_b):</text:p>
      <text:p text:style-name="P34"><text:s text:c="2"/>processed_data = '\n' + data_a + '\n' + data_b</text:p>
      <text:p text:style-name="P34"><text:s text:c="2"/>return processed_data</text:p>
      <text:p text:style-name="P19"/>
      <text:p text:style-name="P21">This line indicates that it is the part of the file that runs when the file is executed.</text:p>
      <text:p text:style-name="P19"/>
      <text:p text:style-name="P10">if __name__ == '__main__':</text:p>
      <text:p text:style-name="P19"/>
      <text:p text:style-name="P21">Now we are going to do some error handling. A 'try' statement is executed to catch exceptions while the node is running. Don't worry about this for now.</text:p>
      <text:p text:style-name="P19"/>
      <text:p text:style-name="P10"><text:soft-page-break/><text:s text:c="2"/>try:</text:p>
      <text:p text:style-name="P20"/>
      <text:p text:style-name="P22">This is where we begin defining the structure of the node. This line initializes a node with the name 'example_node'. The first node created in each namespace using this file will have this name if it isn't overwritten in the launch file. This allows you to have a structured namespace organization while maintaining consistent naming for all of the instances of your nodes. This is useful when you need to make several copies of a node to operate on different identical pieces of your robot. Each piece can be associated with its own namespace and operate as separate entities. <text:span text:style-name="T13">For this tutorial, we will be overwriting the name later. </text:span>The tag '<text:span text:style-name="T9">anonymous=True</text:span>' is a catch to automatically change the name of any additional nodes created in the same namespace. This will result in an execution error because the new nodes will not have associated parameters from the Parameter Server.</text:p>
      <text:p text:style-name="P20"/>
      <text:p text:style-name="P11"><text:s text:c="4"/>rospy.init_node('example_node', anonymous=True)</text:p>
      <text:p text:style-name="P19"/>
      <text:p text:style-name="P23">Here we pull the parameters of interest from the Parameter Server and save them to local variables. The '~' in front of the parameter names tells the 'get_param' <text:span text:style-name="T15">method </text:span>to search for the parameter in the private namespace associated with the <text:span text:style-name="T14">name of the node. The channel parameter was not defined in our configuration file. We will define this later as an example in the the launch file.</text:span></text:p>
      <text:p text:style-name="P19"/>
      <text:p text:style-name="P10"><text:s text:c="4"/>channel = rospy.get_param("~channel")</text:p>
      <text:p text:style-name="P10"><text:s text:c="4"/>data_a = rospy.get_param("~data_1")</text:p>
      <text:p text:style-name="P10"><text:s text:c="4"/>data_b = rospy.get_param("~data_2")</text:p>
      <text:p text:style-name="P19"/>
      <text:p text:style-name="P24">Now we define the Publisher we are going to be using for sending out our messages. The first argument is the channel we will be defining. This controls where the publisher actually publishes the data. Any nodes that want to read the messages sent by our node need to subscribe to this same channel. The second argument defines the type of message to be published. The String type is used here since we want to pass text. The third argument defines the number of messages to be stored for asynchronous publishing. Explanation of this beyond the scope of this tutorial. For a good explanation on choosing an appropriate queue size see (<text:span text:style-name="T5">http://wiki.ros.org/rospy/Overview/Publishers%20and%20Subscribers</text:span>).</text:p>
      <text:p text:style-name="P19"/>
      <text:p text:style-name="P10"><text:s text:c="4"/>pub = rospy.Publisher(channel, String, queue_size = 10)</text:p>
      <text:p text:style-name="P19"/>
      <text:p text:style-name="P24">Here we define the variable used to store our data in the appropriate data type. This is necessary for passing the data to the publisher is a structured way.</text:p>
      <text:p text:style-name="P19"/>
      <text:p text:style-name="P10"><text:s text:c="4"/>ros_string = String()</text:p>
      <text:p text:style-name="P19"/>
      <text:p text:style-name="P24">This indirectly defines the rate at which we will be publishing our messages. The argument to the 'Rate' call is a frequency in Hz. In this instance, we are publishing a message every second. If we change the value to 10, we would be publishing a message every 0.1 seconds.</text:p>
      <text:p text:style-name="P19"/>
      <text:p text:style-name="P10"><text:s text:c="4"/>rate = rospy.Rate(1)</text:p>
      <text:p text:style-name="P19"/>
      <text:p text:style-name="P25">In order to continuously publish our data, we are going to use a loop with the condition that rospy is still running. When you hit ctrl-C during execution, rospy will shutdown and loop will terminate.</text:p>
      <text:p text:style-name="P19"/>
      <text:p text:style-name="P10"><text:s text:c="4"/>while not rospy.is_shutdown():</text:p>
      <text:p text:style-name="P19"/>
      <text:p text:style-name="P25"><text:soft-page-break/>Now we call the function we defined earlier to do our data processing. The variables we saved our data into previously are passed in as the arguments to the function. The output of the function is saved into the data section of the String message instance.</text:p>
      <text:p text:style-name="P19"/>
      <text:p text:style-name="P10"><text:s text:c="6"/>ros_string.data = process_data(data_a,data_b)</text:p>
      <text:p text:style-name="P19"/>
      <text:p text:style-name="P25">The publish method is called on the Publisher 'pub' we just defined. The only argument passed is of the message type we defined when we created 'pub'. This will publish our processed data on the channel 'channel'.</text:p>
      <text:p text:style-name="P19"/>
      <text:p text:style-name="P10"><text:s text:c="6"/>pub.publish(ros_string)</text:p>
      <text:p text:style-name="P19"/>
      <text:p text:style-name="P26">The 'sleep' method can be called on our 'rate' instance to specify a period of time for execution to wait before performing another loop. Node termination during sleep raises a '<text:span text:style-name="T9">ROSInterruptException</text:span>' to terminate execution. Sleeping can be used for controlling the execution frequency of your data processing and message publisher.</text:p>
      <text:p text:style-name="P19"/>
      <text:p text:style-name="P10"><text:s text:c="6"/>rate.sleep()</text:p>
      <text:p text:style-name="P19"/>
      <text:p text:style-name="P25">Finally, we end with an exception handler. <text:span text:style-name="T16">Exception handling is outside the scope of this tutorial.</text:span></text:p>
      <text:p text:style-name="P19"/>
      <text:p text:style-name="P10"><text:s text:c="2"/>except rospy.ROSInterruptException:</text:p>
      <text:p text:style-name="P10"><text:s text:c="4"/>pass</text:p>
      <text:p text:style-name="P19"/>
      <text:p text:style-name="P27">Every instance of this node will behave in the same manner. Having external definitions of the parameters allows for customizing the specific data that each node is processing, as well as where it is sent. It also allows for quick scaling after getting a single node operational.</text:p>
      <text:p text:style-name="P27"/>
      <text:p text:style-name="P17"/>
      <text:p text:style-name="P37"><text:span text:style-name="T18">4</text:span>. <text:span text:style-name="T18">The Launch File</text:span></text:p>
      <text:p text:style-name="P17"/>
      <text:p text:style-name="P28">Launch files are written in xml code. This tutorial won't cover the specifics about creating the launch file, instead we will discuss how to integrate the parameters from the Parameter Server and provide additional definitions with 'rosparam'. <text:span text:style-name="T24">Let's open up the file and go through its contents:</text:span></text:p>
      <text:p text:style-name="P28"/>
      <text:p text:style-name="P42">nano ~/catkin_ws/src/<text:span text:style-name="T24">ros</text:span>_tutorials/config_tutorial/<text:span text:style-name="T24">launch</text:span>/<text:span text:style-name="T24">config</text:span>_<text:span text:style-name="T24">launch.launch</text:span></text:p>
      <text:p text:style-name="P27"/>
      <text:p text:style-name="P28">First we start by defining this to be a launch file.</text:p>
      <text:p text:style-name="P27"/>
      <text:p text:style-name="P12">&lt;?xml version="1.0"?&gt;</text:p>
      <text:p text:style-name="P12">&lt;launch&gt;</text:p>
      <text:p text:style-name="P28"/>
      <text:p text:style-name="P28">This is the section we specify where we are pulling our configuration data from. Without this section, ROS will not load our parameters into the Parameter Server. The file definition is a relative path defined by a reference to the ROS package itself. This makes finding our files very simple. If you have configuration files in other packages that you want to use, this can search in any ROS package you specify. I would recommend keeping your files self contained or within a single package group for distribution to prevent your packages from referencing external dependencies. The 'ns' variable defines the namespace that the parameter list is to be loaded into. <text:span text:style-name="T19">This namespace should correspond with that </text:span><text:soft-page-break/><text:span text:style-name="T19">of the nodes being created. If it doesn't, the parameter definitions being referenced in the node instances will not be where the node is looking.</text:span></text:p>
      <text:p text:style-name="P28"/>
      <text:p text:style-name="P12"><text:s text:c="2"/>&lt;!-- Loading the configuration file for our example node --&gt;</text:p>
      <text:p text:style-name="P12"><text:s text:c="2"/>&lt;rosparam command="load" file="$(find config_tutorial)/config/example_config.yaml" ns="/operating_namespace/" /&gt;</text:p>
      <text:p text:style-name="P12"><text:s text:c="2"/>&lt;!-- End of configuration file loading --&gt;</text:p>
      <text:p text:style-name="P28"/>
      <text:p text:style-name="P30">Here we create our node instances. The 'name' definition will overwrite the default name that was given to our node when it is initialized. This name should match the name given to the main branch in our yaml configuration file. The 'ns' should also match the namespace that the configuration file was loaded in.</text:p>
      <text:p text:style-name="P28"/>
      <text:p text:style-name="P12"><text:s text:c="2"/>&lt;!-- Loading example node instances --&gt;</text:p>
      <text:p text:style-name="P12"><text:s text:c="2"/>&lt;node pkg="config_tutorial" type="example_node.py" name="first_node" ns="/operating_namespace/" &gt;</text:p>
      <text:p text:style-name="P28"/>
      <text:p text:style-name="P30">We didn't define what channel we wanted to use for the output in our configuration file, so let's do it now. Specifying a parameter name and value will add this new pair to our Parameter Server, making it accessible from our node. <text:span text:style-name="T20">By creating it within the node launcher, the parameter becomes tied to the namespace of the parent node. This can be useful as an alternative to a separate configuration file if you don't have a lot of parameters or just want to dynamically name the nodes.</text:span></text:p>
      <text:p text:style-name="P28"/>
      <text:p text:style-name="P12"><text:s text:c="4"/>&lt;param name="channel" value="/output_namespace/first_node/output" /&gt;</text:p>
      <text:p text:style-name="P12"><text:s text:c="2"/>&lt;/node&gt;</text:p>
      <text:p text:style-name="P12"/>
      <text:p text:style-name="P31">Here is the second node definition.</text:p>
      <text:p text:style-name="P12"/>
      <text:p text:style-name="P12"><text:s text:c="2"/>&lt;node pkg="config_tutorial" type="example_node.py" name="second_node" ns="/operating_namespace/" &gt;</text:p>
      <text:p text:style-name="P12"><text:s text:c="4"/>&lt;param name="channel" value="/output_namespace/second_node/output" /&gt;</text:p>
      <text:p text:style-name="P12"><text:s text:c="2"/>&lt;/node&gt;</text:p>
      <text:p text:style-name="P12"><text:s text:c="2"/>&lt;!-- End example node loading --&gt;</text:p>
      <text:p text:style-name="P28"/>
      <text:p text:style-name="P29">This ends the launch file definition.</text:p>
      <text:p text:style-name="P28"/>
      <text:p text:style-name="P12">&lt;/launch&gt;</text:p>
      <text:p text:style-name="P28"/>
      <text:p text:style-name="P28"/>
      <text:p text:style-name="P36"><text:span text:style-name="T22">5</text:span>. <text:span text:style-name="T20">Running the Launch File</text:span></text:p>
      <text:p text:style-name="P18"/>
      <text:p text:style-name="P31">First we are going to need to make the package if you haven't done so already. Go ahead and type:</text:p>
      <text:p text:style-name="P31"/>
      <text:p text:style-name="P6">cd ~/catkin_ws</text:p>
      <text:p text:style-name="P6">catkin_make install</text:p>
      <text:p text:style-name="P31"/>
      <text:p text:style-name="P31">Make sure that your setup.bash is sourced:</text:p>
      <text:p text:style-name="P31"/>
      <text:p text:style-name="P6">source ~/catkin_ws/devel/setup.bash</text:p>
      <text:p text:style-name="P31"><text:soft-page-break/></text:p>
      <text:p text:style-name="P31">Now we'll run the launch file and see what we get:</text:p>
      <text:p text:style-name="P31"/>
      <text:p text:style-name="P6">roslaunch config_tutorial config_launch.launch</text:p>
      <text:p text:style-name="P31"/>
      <text:p text:style-name="P31">You should see an output similar to:</text:p>
      <text:p text:style-name="P31"/>
      <text:p text:style-name="P6">SUMMARY </text:p>
      <text:p text:style-name="P6">======== </text:p>
      <text:p text:style-name="P6"/>
      <text:p text:style-name="P6">PARAMETERS </text:p>
      <text:p text:style-name="P6"><text:s/>* /operating_namespace/first_node/channel: /output_namespace... </text:p>
      <text:p text:style-name="P6"><text:s/>* /operating_namespace/first_node/data_1: This is first_nod... </text:p>
      <text:p text:style-name="P6"><text:s/>* /operating_namespace/first_node/data_2: This is first_nod... </text:p>
      <text:p text:style-name="P6"><text:s/>* /operating_namespace/second_node/channel: /output_namespace... </text:p>
      <text:p text:style-name="P6"><text:s/>* /operating_namespace/second_node/data_1: This is second_no... </text:p>
      <text:p text:style-name="P6"><text:s/>* /operating_namespace/second_node/data_2: This is second_no... </text:p>
      <text:p text:style-name="P6"><text:s/>* /rosdistro: indigo </text:p>
      <text:p text:style-name="P6"><text:s/>* /rosversion: 1.11.16 </text:p>
      <text:p text:style-name="P6"/>
      <text:p text:style-name="P6">NODES </text:p>
      <text:p text:style-name="P6"><text:s text:c="2"/>/operating_namespace/ </text:p>
      <text:p text:style-name="P6"><text:s text:c="4"/>first_node (config_tutorial/example_node.py) </text:p>
      <text:p text:style-name="P6"><text:s text:c="4"/>second_node (config_tutorial/example_node.py) </text:p>
      <text:p text:style-name="P6"/>
      <text:p text:style-name="P6">auto-starting new master </text:p>
      <text:p text:style-name="P6">process[master]: started with pid [18469] </text:p>
      <text:p text:style-name="P6">ROS_MASTER_URI=http://localhost:11311 </text:p>
      <text:p text:style-name="P6"/>
      <text:p text:style-name="P6">setting /run_id to ac569ab4-a2b0-11e5-a918-081196e6a45c </text:p>
      <text:p text:style-name="P6">process[rosout-1]: started with pid [18482] </text:p>
      <text:p text:style-name="P6">started core service [/rosout] </text:p>
      <text:p text:style-name="P6">process[operating_namespace/first_node-2]: started with pid [18489] </text:p>
      <text:p text:style-name="P6">process[operating_namespace/second_node-3]: started with pid [18495]</text:p>
      <text:p text:style-name="P31"/>
      <text:p text:style-name="P31">Let's see what we have running. In a new terminal, type:</text:p>
      <text:p text:style-name="P31"/>
      <text:p text:style-name="P6">rosnode list</text:p>
      <text:p text:style-name="P31"/>
      <text:p text:style-name="P31">You should see:</text:p>
      <text:p text:style-name="P31"/>
      <text:p text:style-name="P6">/operating_namespace/first_node </text:p>
      <text:p text:style-name="P6">/operating_namespace/second_node </text:p>
      <text:p text:style-name="P6">/rosout</text:p>
      <text:p text:style-name="P31"/>
      <text:p text:style-name="P31">Both of our nodes have started in the namespace we specified. <text:span text:style-name="T21">Now try:</text:span></text:p>
      <text:p text:style-name="P31"/>
      <text:p text:style-name="P7">rosparam list</text:p>
      <text:p text:style-name="P32"/>
      <text:p text:style-name="P32"><text:soft-page-break/>The names of all of the parameters from our configuration file and the launch file should show up. This means that the parameters were loaded successfully into the Parameter Server. Any node can have access to a parameter in any namespace as long as it is directed to the name.</text:p>
      <text:p text:style-name="P32"/>
      <text:p text:style-name="P32">Now lets see what kind of messages we have coming out:</text:p>
      <text:p text:style-name="P32"/>
      <text:p text:style-name="P7">rostopic list</text:p>
      <text:p text:style-name="P32"/>
      <text:p text:style-name="P32">We see the two topics that were specified in the channel variables. Try echoing one of the outputs to see what is publishing:</text:p>
      <text:p text:style-name="P32"/>
      <text:p text:style-name="P7">rostopic echo /output_namespace/first_node/output</text:p>
      <text:p text:style-name="P32"/>
      <text:p text:style-name="P32">We see a stream of:</text:p>
      <text:p text:style-name="P32"/>
      <text:p text:style-name="P7">data: </text:p>
      <text:p text:style-name="P7">This is first_node data_1 </text:p>
      <text:p text:style-name="P7">This is first_node data_2 </text:p>
      <text:p text:style-name="P7">---</text:p>
      <text:p text:style-name="P32"/>
      <text:p text:style-name="P32">This is exactly what we were expecting for the output of our concatenation operation. Now you know how to use a configuration file to define parameters in a node instance. Feel free to modify this code for use in othe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55:56.324116020</meta:creation-date>
    <dc:date>2015-12-14T18:21:42.738307140</dc:date>
    <meta:editing-duration>PT3H4M</meta:editing-duration>
    <meta:editing-cycles>16</meta:editing-cycles>
    <meta:generator>LibreOffice/4.2.8.2$Linux_X86_64 LibreOffice_project/420m0$Build-2</meta:generator>
    <meta:document-statistic meta:table-count="0" meta:image-count="0" meta:object-count="0" meta:page-count="7" meta:paragraph-count="141" meta:word-count="2098" meta:character-count="13875" meta:non-whitespace-character-count="11773"/>
  </office:meta>
</office:document-meta>
</file>